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05af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est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Parcevaux</meta:initial-creator>
    <meta:creation-date>2013-08-02T19:55:48</meta:creation-date>
    <dc:date>2013-08-02T19:56:11</dc:date>
    <dc:creator>Florent Parcevaux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4.0.3.3$MacOSX_x86 LibreOffice_project/0eaa50a932c8f2199a615e1eb30f7ac74279539</meta:generator>
  </office:meta>
</office:document-meta>
</file>